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RCS 4\nARC 9 128 64 64\n0 0 1.01\n-0 0.2486153846153846 0.9789230769230769\n-0 0.4752941176470588 0.8911764705882352\n-0 0.6641095890410958 0.7609589041095891\n-0 0.8080000000000001 0.606\n-0 0.9078651685393259 0.4425842696629214\n-0 0.9696 0.2828000000000001\n-0 1.001061946902655 0.134070796460177\n0 1.01 0\nARC 9 64 255 64\n-0.583123771881522 0.583123771881522 0.583123771881522\n-0.4498438796544739 0.6394296223734913 0.6394296223734913\n-0.3059345009929631 0.6806262120658396 0.6806262120658396\n-0.1547961107227211 0.7057400952564332 0.7057400952564332\n0 0.7141778489984131 0.7141778489984131\n0.1547961107227211 0.7057400952564332 0.7057400952564332\n0.3059345009929631 0.6806262120658396 0.6806262120658396\n0.4498438796544739 0.6394296223734913 0.6394296223734913\n0.583123771881522 0.583123771881522 0.583123771881522\nARC 9 64 64 128\n-1.01 0 0\n-0.9789230769230769 0.2486153846153846 0\n-0.8911764705882352 0.4752941176470588 0\n-0.7609589041095891 0.6641095890410958 0\n-0.606 0.8080000000000001 0\n-0.4425842696629214 0.9078651685393259 0\n-0.2828000000000001 0.9696 0\n-0.134070796460177 1.001061946902655 0\n0 1.01 0\nARC 9 255 255 64\n-0.583123771881522 0.583123771881522 -0.583123771881522\n-0.6394296223734913 0.6394296223734913 -0.4498438796544739\n-0.6806262120658396 0.6806262120658396 -0.3059345009929631\n-0.7057400952564332 0.7057400952564332 -0.1547961107227211\n-0.7141778489984131 0.7141778489984131 2.737610485525899e-20\n-0.7057400952564332 0.7057400952564332 0.1547961107227211\n-0.6806262120658396 0.6806262120658396 0.3059345009929631\n-0.6394296223734913 0.6394296223734913 0.4498438796544739\n-0.583123771881522 0.583123771881522 0.58312377188152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8T01:56:51</meta:creation-date>
    <meta:editing-duration>PT13M26S</meta:editing-duration>
    <meta:editing-cycles>2</meta:editing-cycles>
    <meta:generator>LibreOffice/3.5$Linux_X86_64 LibreOffice_project/350m1$Build-2</meta:generator>
    <meta:initial-creator>aneta </meta:initial-creator>
    <dc:date>2016-06-28T02:25:21</dc:date>
    <dc:creator>aneta </dc:creator>
    <meta:document-statistic meta:table-count="0" meta:image-count="0" meta:object-count="0" meta:page-count="1" meta:paragraph-count="1" meta:word-count="90" meta:character-count="1685" meta:non-whitespace-character-count="1596"/>
  </office:meta>
</office:document-meta>
</file>